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https://www.cs.virginia.edu/~bjc8c/papers/levy17rustkernel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presentation:style-name="pr4" draw:layer="layout" svg:width="25.5cm" svg:height="12cm" svg:x="1.5cm" svg:y="2.5cm" presentation:class="outline" presentation:user-transformed="true">
          <draw:text-box>
            <text:list text:style-name="L2">
              <text:list-item>
                <text:p>A TakeCell allows kernel code to safely modify complex structures by using inline closures that statically compile with no overhead.</text:p>
              </text:list-item>
              <text:list-item>
                <text:p>It is a particularly attractive language for low-level systems because it preserves type-safety (e.g. no memory leaks or buffer overflows) while providing runtime characteristics similar to C’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Only One Mutable Reference</text:p>
          </draw:text-box>
        </draw:frame>
        <draw:frame presentation:style-name="pr4" draw:layer="layout" svg:width="25.5cm" svg:height="12cm" svg:x="1.5cm" svg:y="2.5cm" presentation:class="outline" presentation:user-transformed="true">
          <draw:text-box>
            <text:list text:style-name="L2">
              <text:list-item>
                <text:p>Rust uses a concept called ownership </text:p>
                <text:list>
                  <text:list-item>
                    <text:p>to determine at compile time when memory should be freed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presentation:style-name="pr4" draw:layer="layout" svg:width="25.5cm" svg:height="12cm" svg:x="1.5cm" svg:y="2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presentation:style-name="pr4" draw:layer="layout" svg:width="25.5cm" svg:height="12cm" svg:x="1.5cm" svg:y="2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placeholder="true">
          <draw:text-box/>
        </draw:frame>
        <draw:frame presentation:style-name="pr7" draw:layer="layout" svg:width="12.199cm" svg:height="11cm" svg:x="1.5cm" svg:y="3.5cm" presentation:class="outline" presentation:placeholder="true">
          <draw:text-box/>
        </draw:frame>
        <draw:frame presentation:style-name="pr7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6T22:47:22.566258746</meta:creation-date>
    <meta:editing-duration>PT14M19S</meta:editing-duration>
    <meta:editing-cycles>3</meta:editing-cycles>
    <meta:generator>LibreOffice/7.2.3.1$Linux_X86_64 LibreOffice_project/7b257967b9cd574cb72598999edde852baa10d80</meta:generator>
    <dc:title>Pencil</dc:title>
    <dc:date>2021-11-26T23:01:41.345031014</dc:date>
    <meta:document-statistic meta:object-count="57"/>
  </office:meta>
</office:document-meta>
</file>